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PM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.6" calcext:value-type="float">
            <text:p>6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6.9" calcext:value-type="float">
            <text:p>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ony</text:p>
          </table:table-cell>
          <table:table-cell office:value-type="float" office:value="8.2" calcext:value-type="float">
            <text:p>8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ory</text:p>
          </table:table-cell>
          <table:table-cell office:value-type="float" office:value="7.1" calcext:value-type="float">
            <text:p>7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float" office:value="8.9" calcext:value-type="float">
            <text:p>8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ya</text:p>
          </table:table-cell>
          <table:table-cell office:value-type="float" office:value="9.4" calcext:value-type="float">
            <text:p>9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</text:p>
          </table:table-cell>
          <table:table-cell office:value-type="float" office:value="8.1" calcext:value-type="float">
            <text:p>8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ine</text:p>
          </table:table-cell>
          <table:table-cell office:value-type="float" office:value="6.2" calcext:value-type="float">
            <text:p>6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r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yenne</text:p>
          </table:table-cell>
          <table:table-cell table:style-name="ce1" table:formula="of:=AVERAGE([.B2:.B12])" office:value-type="float" office:value="7.67272727272727" calcext:value-type="float">
            <text:p>7,67</text:p>
          </table:table-cell>
        </table:table-row>
      </table:table>
      <table:table table:name="Niveau1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sition player</text:p>
          </table:table-cell>
          <table:table-cell office:value-type="string" calcext:value-type="string">
            <text:p>Position final player</text:p>
          </table:table-cell>
          <table:table-cell office:value-type="string" calcext:value-type="string">
            <text:p>nb click</text:p>
          </table:table-cell>
          <table:table-cell office:value-type="string" calcext:value-type="string">
            <text:p>moyenne distance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nb click theorique</text:p>
          </table:table-cell>
          <table:table-cell office:value-type="string" calcext:value-type="string">
            <text:p>nb click manquant</text:p>
          </table:table-cell>
          <table:table-cell office:value-type="string" calcext:value-type="string">
            <text:p>distance manquant</text:p>
          </table:table-cell>
        </table:table-row>
        <table:table-row table:style-name="ro1">
          <table:table-cell office:value-type="float" office:value="-9.39" calcext:value-type="float">
            <text:p>-9,39</text:p>
          </table:table-cell>
          <table:table-cell office:value-type="float" office:value="3.8" calcext:value-type="float">
            <text:p>3,8</text:p>
          </table:table-cell>
          <table:table-cell table:style-name="ce2" office:value-type="string" calcext:value-type="string">
            <text:p>47-52</text:p>
          </table:table-cell>
          <table:table-cell office:value-type="float" office:value="0.27" calcext:value-type="float">
            <text:p>0,27</text:p>
          </table:table-cell>
          <table:table-cell office:value-type="float" office:value="13.19" calcext:value-type="float">
            <text:p>13,19</text:p>
          </table:table-cell>
          <table:table-cell table:style-name="ce1" table:formula="of:=13.19/0.27" office:value-type="float" office:value="48.8518518518519" calcext:value-type="float">
            <text:p>48,85</text:p>
          </table:table-cell>
          <table:table-cell table:formula="of:=60-49" office:value-type="float" office:value="11" calcext:value-type="float">
            <text:p>11</text:p>
          </table:table-cell>
          <table:table-cell table:formula="of:=11*[.D2]"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Position end</text:p>
          </table:table-cell>
          <table:table-cell office:value-type="string" calcext:value-type="string">
            <text:p>new position end</text:p>
          </table:table-cell>
          <table:table-cell office:value-type="string" calcext:value-type="string">
            <text:p>Distance player finish</text:p>
          </table:table-cell>
          <table:table-cell table:number-columns-repeated="5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A4]+[.H2]" office:value-type="float" office:value="7.77" calcext:value-type="float">
            <text:p>7,77</text:p>
          </table:table-cell>
          <table:table-cell table:formula="of:=[.B4]-[.A2]" office:value-type="float" office:value="17.16" calcext:value-type="float">
            <text:p>17,16</text:p>
          </table:table-cell>
          <table:table-cell table:number-columns-repeated="5"/>
        </table:table-row>
      </table:table>
      <table:table table:name="Niveau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osition Joueur</text:p>
          </table:table-cell>
          <table:table-cell office:value-type="string" calcext:value-type="string">
            <text:p>Position Finish</text:p>
          </table:table-cell>
          <table:table-cell office:value-type="string" calcext:value-type="string">
            <text:p>Obstacle</text:p>
          </table:table-cell>
        </table:table-row>
        <table:table-row table:style-name="ro1">
          <table:table-cell office:value-type="float" office:value="-8.02" calcext:value-type="float">
            <text:p>-8,02</text:p>
          </table:table-cell>
          <table:table-cell office:value-type="float" office:value="52.96" calcext:value-type="float">
            <text:p>52,96</text:p>
          </table:table-cell>
          <table:table-cell office:value-type="float" office:value="7" calcext:value-type="float">
            <text:p>7</text:p>
          </table:table-cell>
        </table:table-row>
      </table:table>
      <table:table table:name="Niveau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ump force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trop grand, impossible de rester dans la zone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trop petit, le curseur ne monde jamais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string" calcext:value-type="string">
            <text:p>semble correcte, on peut monter en appuyant très rapidement et se maintenir si on tape pas trop v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6:34:06.665259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10:21:40.037832500</meta:creation-date>
    <dc:date>2025-06-02T16:37:58.293664900</dc:date>
    <meta:editing-duration>PT1H36M23S</meta:editing-duration>
    <meta:editing-cycles>4</meta:editing-cycles>
    <meta:generator>LibreOffice/25.2.3.2$Windows_X86_64 LibreOffice_project/bbb074479178df812d175f709636b368952c2ce3</meta:generator>
    <meta:document-statistic meta:table-count="4" meta:cell-count="61" meta:object-count="0"/>
  </office:meta>
</office:document-meta>
</file>